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31cm" svg:height="3.446cm" draw:transform="rotate (-1.55247036964896) translate (6.66931146974501cm 7.0262900722802cm)" svg:viewBox="0 0 1132 3447" svg:d="M1130 3320c-48-197-187-1036-238-1609-50-573-84-1166-80-1427 8-108-824-411-812-225 17 274 119 1040 175 1691s101 1139 170 1544c29 170 833 224 785 26z">
          <text:p/>
        </draw:path>
        <draw:path draw:style-name="gr1" draw:text-style-name="P1" draw:layer="layout" svg:width="0.903cm" svg:height="0.661cm" draw:transform="skewX (0.00244346095279197) rotate (-2.1556561591382) translate (7.00330699928401cm 7.18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045cm" svg:height="3.467cm" draw:transform="rotate (-1.55281943549936) translate (6.70443124321499cm 3.0544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2cm" svg:height="0.661cm" draw:transform="skewX (0.00122173047639598) rotate (-2.1556561591382) translate (3.96762398526099cm 3.4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5.51cm" svg:height="1.058cm" draw:transform="rotate (-2.10312174865317) translate (6.777996298318cm 3.4968735909103cm)" svg:viewBox="0 0 5511 1059" svg:d="M33 652c340 30 1853 148 2744 224 890 76 2228 206 2591 179 131 4 237-653 9-663-272 13-1767-17-2719-88-951-72-2100-247-2459-304-122-20-265 640-166 652z">
          <text:p/>
        </draw:path>
        <draw:path draw:style-name="gr1" draw:text-style-name="P1" draw:layer="layout" svg:width="0.903cm" svg:height="0.661cm" draw:transform="skewX (0.0012217304763961) rotate (-2.15687788961459) translate (6.97964014322801cm 3.21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3.95665777377cm 7.55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1.273cm" svg:height="1.819cm" draw:transform="skewX (0.000698131700797727) rotate (2.75517675719825) translate (5.8242413203955cm 2.9311638861872cm)" svg:viewBox="0 0 1274 1820" svg:d="M1274 310c-14 217-451 1171-993 1498-164 101-405-455-205-672 199-220 532-904 575-1073 44-168 637 30 623 247z">
          <text:p/>
        </draw:path>
        <draw:path draw:style-name="gr2" draw:text-style-name="P1" draw:layer="layout" svg:width="1.432cm" svg:height="1.785cm" draw:transform="rotate (-2.41710648108695) translate (5.5624411400535cm 2.219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57099110710381cm 2.14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51) rotate (-2.15705242253979) translate (4.1960326429421cm 1.5365983539642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51) rotate (-2.15705242253979) translate (6.63703264294209cm 1.308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9:56.129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